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paragraph-rsid="0010a613"/>
    </style:style>
    <style:style style:name="P2" style:family="paragraph" style:parent-style-name="Text_20_body" style:list-style-name="L1">
      <style:text-properties officeooo:rsid="0010a613" officeooo:paragraph-rsid="0010a613" style:language-asian="ja" style:country-asian="JP"/>
    </style:style>
    <style:style style:name="P3" style:family="paragraph" style:parent-style-name="Text_20_body" style:list-style-name="L3">
      <style:text-properties officeooo:rsid="0010a613" officeooo:paragraph-rsid="0010a613" style:language-asian="ja" style:country-asian="JP"/>
    </style:style>
    <style:style style:name="P4" style:family="paragraph" style:parent-style-name="Text_20_body" style:list-style-name="L2">
      <style:text-properties officeooo:paragraph-rsid="0019a497" style:language-asian="ja" style:country-asian="JP"/>
    </style:style>
    <style:style style:name="P5" style:family="paragraph" style:parent-style-name="Text_20_body" style:list-style-name="L3">
      <style:text-properties officeooo:paragraph-rsid="001690aa" style:language-asian="ja" style:country-asian="JP"/>
    </style:style>
    <style:style style:name="P6" style:family="paragraph" style:parent-style-name="Text_20_body" style:list-style-name="L3">
      <style:text-properties officeooo:paragraph-rsid="0010a613" style:language-asian="ja" style:country-asian="JP"/>
    </style:style>
    <style:style style:name="P7" style:family="paragraph" style:parent-style-name="Text_20_body" style:list-style-name="L3">
      <style:paragraph-properties>
        <style:tab-stops>
          <style:tab-stop style:position="1.852cm" style:type="right"/>
          <style:tab-stop style:position="2.302cm"/>
        </style:tab-stops>
      </style:paragraph-properties>
      <style:text-properties officeooo:paragraph-rsid="0011dfc8" style:language-asian="ja" style:country-asian="JP"/>
    </style:style>
    <style:style style:name="P8" style:family="paragraph" style:parent-style-name="Heading_20_2">
      <style:text-properties officeooo:rsid="000db1a7"/>
    </style:style>
    <style:style style:name="P9" style:family="paragraph" style:parent-style-name="Heading_20_2">
      <style:text-properties officeooo:rsid="0010a613"/>
    </style:style>
    <style:style style:name="T1" style:family="text">
      <style:text-properties officeooo:rsid="000db1a7"/>
    </style:style>
    <style:style style:name="T2" style:family="text">
      <style:text-properties officeooo:rsid="000db1a7" style:language-asian="ja" style:country-asian="JP"/>
    </style:style>
    <style:style style:name="T3" style:family="text">
      <style:text-properties officeooo:rsid="000facdc" style:language-asian="ja" style:country-asian="JP"/>
    </style:style>
    <style:style style:name="T4" style:family="text">
      <style:text-properties officeooo:rsid="0010a613" style:language-asian="ja" style:country-asian="JP"/>
    </style:style>
    <style:style style:name="T5" style:family="text">
      <style:text-properties officeooo:rsid="0016751a" style:language-asian="ja" style:country-asian="JP"/>
    </style:style>
    <style:style style:name="T6" style:family="text">
      <style:text-properties officeooo:rsid="000facdc"/>
    </style:style>
    <style:style style:name="T7" style:family="text">
      <style:text-properties fo:font-variant="normal" fo:text-transform="none" fo:color="#000000" fo:letter-spacing="normal" officeooo:rsid="0010a613" style:font-name-asian="sans-serif" style:font-size-asian="11.25pt" style:font-style-asian="normal" style:font-weight-asian="bold"/>
    </style:style>
    <style:style style:name="T8" style:family="text">
      <style:text-properties fo:font-variant="normal" fo:text-transform="none" fo:color="#000000" fo:letter-spacing="normal" officeooo:rsid="0019a497" style:font-name-asian="sans-serif" style:font-size-asian="11.25pt" style:font-style-asian="normal" style:font-weight-asian="bold"/>
    </style:style>
    <style:style style:name="T9" style:family="text">
      <style:text-properties fo:font-variant="normal" fo:text-transform="none" fo:color="#000000" style:font-name="sans-serif" fo:font-size="11.25pt" fo:letter-spacing="normal" fo:font-style="normal" fo:font-weight="bold" officeooo:rsid="0010a613"/>
    </style:style>
    <style:style style:name="T10" style:family="text">
      <style:text-properties officeooo:rsid="0010a613"/>
    </style:style>
    <style:style style:name="T11" style:family="text">
      <style:text-properties officeooo:rsid="0016751a"/>
    </style:style>
    <style:style style:name="T12" style:family="text">
      <style:text-properties officeooo:rsid="001690aa"/>
    </style:style>
    <style:style style:name="T13" style:family="text">
      <style:text-properties officeooo:rsid="0019a49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MySylpheedMAPI</text:span><text:span text:style-name="T2">につきまして</text:span></text:h>
      <text:h text:style-name="P8" text:outline-level="2">概要：</text:h>
      <text:list xml:id="list33721761" text:style-name="L1">
        <text:list-item>
          <text:p text:style-name="P1"><text:span text:style-name="T6">MySylpheedMAPI</text:span><text:span text:style-name="T3">は、オープンソースのメールソフト</text:span><text:span text:style-name="T4">Sylpheed 3.</text:span><text:span text:style-name="T5">3</text:span><text:span text:style-name="T4">をSimple MAPI対応させて、ファイルを添付できるようにします。</text:span></text:p>
        </text:list-item>
        <text:list-item>
          <text:p text:style-name="P2">添付ファイル以外の機能、例えば宛先や本文等の指定は機能しません。</text:p>
        </text:list-item>
      </text:list>
      <text:h text:style-name="P9" text:outline-level="2">ライセンス：</text:h>
      <text:list xml:id="list33714715" text:style-name="L2">
        <text:list-item>
          <text:p text:style-name="P4"><text:span text:style-name="T13">三条項BSDライセンス</text:span><text:span text:style-name="T10">を適用致します。</text:span></text:p>
        </text:list-item>
      </text:list>
      <text:h text:style-name="P9" text:outline-level="2">導入手順：</text:h>
      <text:list xml:id="list33717385" text:style-name="L3">
        <text:list-item>
          <text:p text:style-name="P3">予め、Sylpheed 3.<text:span text:style-name="T11">3</text:span>を導入します。</text:p>
        </text:list-item>
        <text:list-item>
          <text:p text:style-name="P5"><text:span text:style-name="T12">「関連付けの登録」をセットアップしておき</text:span><text:span text:style-name="T10">、「既定のプログラム」機能に、Sylpheed 3.</text:span><text:span text:style-name="T11">3</text:span><text:span text:style-name="T10">の情報が入るようにします。</text:span></text:p>
        </text:list-item>
        <text:list-item>
          <text:p text:style-name="P6"><text:span text:style-name="パス"><text:span text:style-name="T10">MySylpheedMAPI.dll</text:span></text:span><text:span text:style-name="T10">を、Sylpheed 3.</text:span><text:span text:style-name="T11">3</text:span><text:span text:style-name="T10">のフォルダに複製します。</text:span></text:p>
        </text:list-item>
        <text:list-item>
          <text:p text:style-name="P3">レジストリエディタを開き、</text:p>
        </text:list-item>
        <text:list-item>
          <text:p text:style-name="P6"><text:span text:style-name="パス"><text:span text:style-name="T10">HKEY_LOCAL_MACHINE\SOFTWARE\Clients\Mail\Sylpheed</text:span></text:span><text:span text:style-name="T10">に入ります。</text:span></text:p>
        </text:list-item>
        <text:list-item>
          <text:p text:style-name="P7"><text:span text:style-name="T10">文字列(REG_SZ)を作成：<text:line-break/><text:tab/>名前<text:tab/>DLLPath<text:line-break/><text:tab/>値<text:tab/></text:span><text:span text:style-name="パス"><text:span text:style-name="T10">C:\Program Files (x86)\Sylpheed\MySylpheedMAPI.dll</text:span></text:span><text:span text:style-name="T10"><text:line-break/><text:tab/><text:tab/>正確には、</text:span><text:span text:style-name="パス"><text:span text:style-name="T10">MySylpheedMAPI.dll</text:span></text:span><text:span text:style-name="T10">へのフルパスを入力します。</text:span></text:p>
        </text:list-item>
        <text:list-item>
          <text:p text:style-name="P3">これで完了です。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Courier New" svg:font-family="'Courier New'" style:font-family-generic="modern" style:font-pitch="fixed"/>
    <style:font-face style:name="ＭＳ Ｐゴシック1" svg:font-family="'ＭＳ Ｐゴシック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ariable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mphasis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Definition" style:family="text"/>
    <style:style style:name="Teletype" style:family="text">
      <style:text-properties style:font-name="Courier New" style:font-name-asian="ＭＳ Ｐゴシック1" style:font-name-complex="Courier New"/>
    </style:style>
    <style:style style:name="Source_20_Text" style:display-name="Source Text" style:family="text">
      <style:text-properties style:font-name="Courier New" style:font-name-asian="ＭＳ Ｐゴシック1" style:font-name-complex="Courier New"/>
    </style:style>
    <style:style style:name="Page_20_Number" style:display-name="Page Number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パス" style:family="text" style:parent-style-name="Strong_20_Emphasis">
      <style:text-properties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7T13:30:53.98</meta:creation-date>
    <dc:date>2013-05-17T13:58:35.76</dc:date>
    <meta:editing-duration>PT17M19S</meta:editing-duration>
    <meta:editing-cycles>12</meta:editing-cycles>
    <meta:generator>LibreOffice/3.6$Windows_x86 LibreOffice_project/58f22d5-270d05a-e2abed1-ea17a85-9b5702</meta:generator>
    <dc:title>MySylpheedMAPIにつきまして</dc:title>
    <meta:document-statistic meta:table-count="0" meta:image-count="0" meta:object-count="0" meta:page-count="1" meta:paragraph-count="14" meta:word-count="266" meta:character-count="501" meta:non-whitespace-character-count="485"/>
  </office:meta>
</office:document-meta>
</file>